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Lucida Sans Unico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 with <text:span text:style-name="T1">an embedded font (Lucinda Sans Unicode)</text:span>, created in Open Offic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Jackson</meta:initial-creator>
    <meta:creation-date>2010-03-10T15:04:24.08</meta:creation-date>
    <dc:date>2010-03-10T16:57:39.65</dc:date>
    <dc:creator>Andrew Jackson</dc:creator>
    <meta:editing-duration>PT00H05M2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5" meta:character-count="88"/>
  </office:meta>
</office:document-meta>
</file>